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678cm" svg:y1="15.844cm" svg:x2="11.87cm" svg:y2="16.033cm">
              <text:p/>
            </draw:line>
            <draw:line draw:style-name="gr1" draw:text-style-name="P1" draw:layer="layout" svg:x1="11.687cm" svg:y1="16.036cm" svg:x2="11.879cm" svg:y2="15.847cm">
              <text:p/>
            </draw:line>
          </draw:g>
          <draw:g>
            <draw:line draw:style-name="gr1" draw:text-style-name="P1" draw:layer="layout" svg:x1="10.276cm" svg:y1="15.022cm" svg:x2="10.468cm" svg:y2="15.211cm">
              <text:p/>
            </draw:line>
            <draw:line draw:style-name="gr1" draw:text-style-name="P1" draw:layer="layout" svg:x1="10.283cm" svg:y1="15.214cm" svg:x2="10.475cm" svg:y2="15.025cm">
              <text:p/>
            </draw:line>
          </draw:g>
          <draw:g>
            <draw:line draw:style-name="gr1" draw:text-style-name="P1" draw:layer="layout" svg:x1="9.597cm" svg:y1="14.621cm" svg:x2="9.789cm" svg:y2="14.81cm">
              <text:p/>
            </draw:line>
            <draw:line draw:style-name="gr1" draw:text-style-name="P1" draw:layer="layout" svg:x1="9.606cm" svg:y1="14.81cm" svg:x2="9.797cm" svg:y2="14.621cm">
              <text:p/>
            </draw:line>
          </draw:g>
          <draw:line draw:style-name="gr1" draw:text-style-name="P1" draw:layer="layout" svg:x1="9.694cm" svg:y1="14.717cm" svg:x2="11.79cm" svg:y2="15.945cm">
            <text:p/>
          </draw:line>
          <draw:frame draw:style-name="gr2" draw:text-style-name="P3" draw:layer="layout" svg:width="0.705cm" svg:height="0.624cm" svg:x="10.392cm" svg:y="14.604cm">
            <draw:text-box>
              <text:p text:style-name="P2"><text:span text:style-name="T1">S</text:span></text:p>
            </draw:text-box>
          </draw:frame>
          <draw:frame draw:style-name="gr2" draw:text-style-name="P3" draw:layer="layout" svg:width="0.718cm" svg:height="0.624cm" svg:x="9.629cm" svg:y="14.214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0.718cm" svg:height="0.624cm" svg:x="11.652cm" svg:y="15.436cm">
            <draw:text-box>
              <text:p text:style-name="P2"><text:span text:style-name="T1">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50:25.619192278</meta:creation-date>
    <dc:date>2018-04-12T14:50:45.642716705</dc:date>
    <meta:editing-duration>PT20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